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105cm" fo:min-width="7.73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669cm" fo:min-width="6.672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67cm" fo:min-width="6.672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896cm" fo:min-width="6.672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188cm" fo:min-width="7.735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666cm" fo:min-width="6.672cm" loext:decorative="false"/>
      <style:paragraph-properties style:writing-mode="lr-tb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235cm" svg:height="4.355cm" svg:x="0.25cm" svg:y="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172cm" svg:height="0.919cm" svg:x="0.781cm" svg:y="2.353cm">
          <text:p text:style-name="P1">TeamCity 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7.172cm" svg:height="0.917cm" svg:x="0.781cm" svg:y="1.209cm">
          <text:p text:style-name="P1">Gittea 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7.172cm" svg:height="1.146cm" svg:x="0.781cm" svg:y="3.499cm">
          <text:p text:style-name="P1">Other local servic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8.235cm" svg:height="3.438cm" svg:x="0.25cm" svg:y="5.562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172cm" svg:height="0.916cm" svg:x="0.781cm" svg:y="6.021cm">
          <text:p text:style-name="P1">Build Agent 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7.172cm" svg:height="1.146cm" svg:x="0.781cm" svg:y="7.624cm">
          <text:p text:style-name="P1">Build Agent 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8.235cm" svg:height="3.438cm" svg:x="9.015cm" svg:y="1.43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172cm" svg:height="0.916cm" svg:x="9.547cm" svg:y="1.896cm">
          <text:p text:style-name="P1">Build Agent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7.172cm" svg:height="1.146cm" svg:x="9.547cm" svg:y="3.499cm">
          <text:p text:style-name="P1">Build Agent 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8.235cm" svg:height="3.438cm" svg:x="9.015cm" svg:y="5.562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172cm" svg:height="0.916cm" svg:x="9.547cm" svg:y="6.021cm">
          <text:p text:style-name="P1">Build Agent 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7.172cm" svg:height="1.146cm" svg:x="9.547cm" svg:y="7.624cm">
          <text:p text:style-name="P1">Build Agent 12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5T23:38:49.948102189</meta:creation-date>
    <dc:date>2024-07-16T01:01:58.870684194</dc:date>
    <meta:editing-duration>PT1H4M20S</meta:editing-duration>
    <meta:editing-cycles>4</meta:editing-cycles>
    <meta:generator>LibreOffice/7.6.7.2$Linux_X86_64 LibreOffice_project/60$Build-2</meta:generator>
    <meta:print-date>2024-07-16T00:09:23.994676187</meta:print-date>
    <meta:printed-by>PDF-Dateien</meta:printed-by>
    <meta:document-statistic meta:object-count="13"/>
  </office:meta>
</office:document-meta>
</file>